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: (short-term)</text:p>
      <text:list xml:id="list7813664735138948006" text:style-name="L1">
        <text:list-item>
          <text:p text:style-name="P1">na valw material aparaithta sta block constructors</text:p>
        </text:list-item>
        <text:list-item>
          <text:p text:style-name="P1">na valw to material tou kathe entity sta bones tou</text:p>
        </text:list-item>
        <text:list-item>
          <text:p text:style-name="P1">na kanw to block class abstract</text:p>
        </text:list-item>
      </text:list>
      <text:p text:style-name="Standard"/>
      <text:p text:style-name="Standard">todo: (long-term)</text:p>
      <text:list xml:id="list6171842156916869042" text:style-name="L4">
        <text:list-item>
          <text:p text:style-name="P4">na valw guid sto client wste na to anagnwrizei o server</text:p>
        </text:list-item>
        <text:list-item>
          <text:p text:style-name="P4">na souloupwsw to shininess</text:p>
        </text:list-item>
        <text:list-item>
          <text:p text:style-name="P4">na souloupwsw ta materialtypes kai to canbemadeinto</text:p>
        </text:list-item>
        <text:list-item>
          <text:p text:style-name="P4">ta block outlines exoun provlhma me to xrwma??</text:p>
        </text:list-item>
        <text:list-item>
          <text:p text:style-name="P4">na kshlwsw tis malakies to canbemadeinto kai na ftiaksw apla classes gia ola ta itemtypes</text:p>
        </text:list-item>
        <text:list-item>
          <text:p text:style-name="P4">mhpws na vgalw to draw ap ta blocks kai apla auto pou tha ta kanei draw na rwtaei gia ta colors? </text:p>
        </text:list-item>
        <text:list-item>
          <text:p text:style-name="P4">na ftiaksw kapoia derived classes apo to gameobject pou na exoun kapoia standar fields gia </text:p>
        </text:list-item>
        <text:list-item>
          <text:p text:style-name="P4">components (opws entity pou na exei posision kai physics, klp)</text:p>
        </text:list-item>
      </text:list>
      <text:p text:style-name="Standard"/>
      <text:p text:style-name="Standard">alyta provlhmata:</text:p>
      <text:list xml:id="list6293081599592768469" text:style-name="L5">
        <text:list-item>
          <text:p text:style-name="P5">to stutter sthn camera otan kounietai diagwnia (diorthwnetai an den kanw round to camera </text:p>
        </text:list-item>
        <text:list-item>
          <text:p text:style-name="P5">location alla tote gamietai to seaming sta blocks)</text:p>
        </text:list-item>
        <text:list-item>
          <text:p text:style-name="P5">to argo block light calculation (sto darken method)</text:p>
        </text:list-item>
      </text:list>
      <text:p text:style-name="Standard"/>
      <text:p text:style-name="Standard">na valw lista me active maps ston server gia na ta kanw update, se periptwsh pou yparxoun </text:p>
      <text:p text:style-name="Standard">paiktes se 2 diaforetika maps </text:p>
      <text:p text:style-name="Standard"/>
      <text:p text:style-name="Standard">na ypologizw to rtt ap ta acks, kai na ypologizw to resend timer gia ta reliable packets, ap </text:p>
      <text:p text:style-name="Standard">to rtt</text:p>
      <text:p text:style-name="Standard"/>
      <text:p text:style-name="Standard">loading screen sto enter map</text:p>
      <text:p text:style-name="Standard"/>
      <text:p text:style-name="Standard">to save player character na ginetai otan allazei kati (opws inventory), kai OXI synexeia</text:p>
      <text:p text:style-name="Standard"/>
      <text:p text:style-name="Standard">mhpws to fog na to ftiaxnw ap to depth?</text:p>
      <text:p text:style-name="Standard"/>
      <text:p text:style-name="Standard">na vrw tropo na swzw tous players sto map me kapoiou eidous ID anti gia to onoma tous</text:p>
      <text:p text:style-name="Standard"/>
      <text:p text:style-name="Standard">na valw ta gamecomponents mesa sto gamemode</text:p>
      <text:p text:style-name="Standard"/>
      <text:p text:style-name="Standard">na diorthwsw to outline pou dhmiourgeitai logw depth metaksy twn brostinwn visible block kai </text:p>
      <text:p text:style-name="Standard">twn brostinwn blocks ths plevras tou chunk pou drawarw</text:p>
      <text:p text:style-name="Standard"/>
      <text:p text:style-name="Standard">prepei na ftiaksw tool gia epilogh oloklhrou tou block (aneksarthta ap to mouseover face)</text:p>
      <text:p text:style-name="Standard"/>
      <text:p text:style-name="Standard">na valw to press kai to hold action sthn idia grammh sto text</text:p>
      <text:p text:style-name="Standard"/>
      <text:p text:style-name="Standard">na valw frequency sta lighting updates</text:p>
      <text:p text:style-name="Standard"/>
      <text:p text:style-name="Standard"/>
      <text:p text:style-name="Standard"/>
      <text:p text:style-name="Standard">***DONE***</text:p>
      <text:p text:style-name="Standard"/>
      <text:p text:style-name="Standard">na kanw draw ta entities prin to final scene wste na vazw panw tous to fog texture me tis </text:p>
      <text:p text:style-name="Standard"><text:soft-page-break/>swstes coordina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1$Win32 OpenOffice.org_project/411m6$Build-9775</meta:generator>
    <dc:date>2016-07-29T15:02:17.09</dc:date>
    <meta:document-statistic meta:table-count="0" meta:image-count="0" meta:object-count="0" meta:page-count="2" meta:paragraph-count="34" meta:word-count="337" meta:character-count="1859"/>
    <meta:user-defined meta:name="Info 1"/>
    <meta:user-defined meta:name="Info 2"/>
    <meta:user-defined meta:name="Info 3"/>
    <meta:user-defined meta:name="Info 4"/>
  </office:meta>
</office:document-meta>
</file>